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917in" style:rel-column-width="22633*"/>
    </style:style>
    <style:style style:name="Table1.B" style:family="table-column">
      <style:table-column-properties style:column-width="1.7632in" style:rel-column-width="16686*"/>
    </style:style>
    <style:style style:name="Table1.C" style:family="table-column">
      <style:table-column-properties style:column-width="2.7701in" style:rel-column-width="26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font-name="Lucida Console" fo:font-size="10pt" fo:letter-spacing="normal" fo:font-style="normal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12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weight-asian="normal" style:font-weight-complex="normal"/>
    </style:style>
    <style:style style:name="P13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 fo:font-weight="normal" style:font-weight-asian="normal" style:font-weight-complex="normal"/>
    </style:style>
    <style:style style:name="P15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in" fo:margin-bottom="0in" style:contextual-spacing="false" style:line-height-at-least="0.1252in" fo:orphans="2" fo:widows="2" fo:padding="0in" fo:border="none"/>
      <style:text-properties fo:font-variant="normal" fo:text-transform="none" fo:color="#000000" fo:font-size="10pt" fo:letter-spacing="normal" fo:font-weight="normal"/>
    </style:style>
    <style:style style:name="P18" style:family="paragraph" style:parent-style-name="Table_20_Contents">
      <style:text-properties fo:font-size="14pt" officeooo:rsid="00204d99" officeooo:paragraph-rsid="00204d99" style:font-size-asian="14pt" style:font-size-complex="14pt"/>
    </style:style>
    <style:style style:name="T1" style:family="text">
      <style:text-properties style:font-name="Lucida Console" fo:font-size="10pt" fo:font-style="normal"/>
    </style:style>
    <style:style style:name="T2" style:family="text">
      <style:text-properties style:font-name="Lucida Console" fo:font-size="10pt" fo:font-style="normal" fo:font-weight="normal"/>
    </style:style>
    <style:style style:name="T3" style:family="text">
      <style:text-properties style:font-name="Lucida Console" fo:font-size="10pt" fo:font-style="normal" style:font-size-asian="14pt" style:font-weight-asian="normal" style:font-size-complex="14pt" style:font-weight-complex="normal"/>
    </style:style>
    <style:style style:name="T4" style:family="text">
      <style:text-properties style:font-name="Lucida Console" fo:font-style="normal"/>
    </style:style>
    <style:style style:name="T5" style:family="text">
      <style:text-properties style:font-name="Lucida Console" fo:font-style="normal" style:font-size-asian="14pt" style:font-weight-asian="normal" style:font-size-complex="14pt" style:font-weight-complex="normal"/>
    </style:style>
    <style:style style:name="T6" style:family="text">
      <style:text-properties officeooo:rsid="001cb4c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Trisomy8</text:span>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ensitivity</text:p>
          </table:table-cell>
          <table:table-cell table:style-name="Table1.C1" office:value-type="string">
            <text:p text:style-name="P8">Specificity</text:p>
          </table:table-cell>
        </table:table-row>
        <table:table-row>
          <table:table-cell table:style-name="Table1.A2" office:value-type="string">
            <text:p text:style-name="P8">Top 50 correlated genes</text:p>
          </table:table-cell>
          <table:table-cell table:style-name="Table1.B2" office:value-type="float" office:value="0.16">
            <text:p text:style-name="P18">0.16</text:p>
          </table:table-cell>
          <table:table-cell table:style-name="Table1.C2" office:value-type="float" office:value="1">
            <text:p text:style-name="P18">1</text:p>
          </table:table-cell>
        </table:table-row>
        <table:table-row>
          <table:table-cell table:style-name="Table1.A2" office:value-type="string">
            <text:p text:style-name="P8">Top 50 diff expressed</text:p>
          </table:table-cell>
          <table:table-cell table:style-name="Table1.B2" office:value-type="float" office:value="0.16">
            <text:p text:style-name="P18">0.16</text:p>
          </table:table-cell>
          <table:table-cell table:style-name="Table1.C2" office:value-type="float" office:value="0.99">
            <text:p text:style-name="P18">0.99</text:p>
          </table:table-cell>
        </table:table-row>
      </table:table>
      <text:p text:style-name="P2"/>
      <text:p text:style-name="P2"/>
      <text:p text:style-name="P1">Top 50 correlated genes intersection:</text:p>
      <text:p text:style-name="P17"><text:span text:style-name="T5"><text:s/>[1] "NEIL2|252969_calculated" <text:s text:c="2"/>"ZNF7|7553_calculated" <text:s text:c="5"/>"DOCK5|80005_calculated" <text:s text:c="3"/>"PPP2R2A|5520_calculated" <text:s text:c="2"/>"C8orf58|541565_calculated"</text:span></text:p>
      <text:p text:style-name="P4"><text:s/><text:span text:style-name="T2">[6] "HMBOX1|79618_calculated" <text:s text:c="2"/>"ZNF250|58500_calculated" <text:s text:c="2"/>"NPM2|10361_calculated" <text:s text:c="4"/>"TSNARE1|203062_calculated" "SGK196|84197_calculated" <text:s/></text:span></text:p>
      <text:p text:style-name="P17"><text:span text:style-name="T4">[11] "SLC29A2|3177_calculated" <text:s text:c="2"/></text:span></text:p>
      <text:p text:style-name="P9"/>
      <text:p text:style-name="P13"/>
      <text:p text:style-name="P16">Top 50 diff expressed, intersection:</text:p>
      <text:p text:style-name="P5"><text:s/>[1] "NEIL2|252969_calculated" <text:s text:c="2"/>"PPP2R2A|5520_calculated" <text:s text:c="2"/>"ZNF7|7553_calculated" <text:s text:c="5"/>"TSNARE1|203062_calculated" "KIAA1967|57805_calculated"</text:p>
      <text:p text:style-name="P4"><text:s/><text:span text:style-name="T2">[6] "C8orf55|51337_calculated" <text:s/>"R3HCC1|203069_calculated" <text:s/>"POLR3D|661_calculated" <text:s text:c="4"/>"NPM2|10361_calculated" <text:s text:c="4"/>"ZFP41|286128_calculated" <text:s/></text:span></text:p>
      <text:p text:style-name="P5">[11] "SLC29A2|3177_calculated" <text:s text:c="2"/>"ZNF250|58500_calculated" </text:p>
      <text:p text:style-name="P5"/>
      <text:p text:style-name="P5"/>
      <text:p text:style-name="P7">Intersection of Top 50 correlates and Top 50 diff expression intersections:</text:p>
      <text:p text:style-name="P5">[1] "NEIL2|252969_calculated" <text:s text:c="2"/>"ZNF7|7553_calculated" <text:s text:c="5"/>"PPP2R2A|5520_calculated" <text:s text:c="2"/>"ZNF250|58500_calculated" <text:s text:c="2"/>"NPM2|10361_calculated" <text:s text:c="3"/></text:p>
      <text:p text:style-name="P5">[6] "TSNARE1|203062_calculated" "SLC29A2|3177_calculated"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Hindalong</meta:initial-creator>
    <meta:creation-date>2014-04-06T18:56:37.08</meta:creation-date>
    <dc:date>2014-04-07T02:32:12.954000000</dc:date>
    <dc:creator>Emily Hindalong</dc:creator>
    <meta:editing-duration>PT36M31S</meta:editing-duration>
    <meta:editing-cycles>5</meta:editing-cycles>
    <meta:generator>LibreOffice/4.2.2.1$Windows_x86 LibreOffice_project/3be8cda0bddd8e430d8cda1ebfd581265cca5a0f</meta:generator>
    <meta:document-statistic meta:table-count="1" meta:image-count="0" meta:object-count="0" meta:page-count="1" meta:paragraph-count="20" meta:word-count="75" meta:character-count="1111" meta:non-whitespace-character-count="987"/>
  </office:meta>
</office:document-meta>
</file>